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83e" officeooo:paragraph-rsid="0005a8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олная, подробная методическая разработка для преподавателя** по **Занятию 1** курса **«Инструменты искусственного интеллекта, моделирование и инновации в управлении»**. <text:s/></text:p>
      <text:p text:style-name="Standard"/>
      <text:p text:style-name="Standard">Этот документ предназначен для **уверенного, структурированного и увлекательного проведения занятия** с аудиторией менеджеров, руководителей или студентов, имеющих базовое понимание управления, но не обязательно техническую подготовку.</text:p>
      <text:p text:style-name="Standard"/>
      <text:p text:style-name="Standard">---</text:p>
      <text:p text:style-name="Standard"/>
      <text:p text:style-name="Standard"># 📚 Полная методическая разработка для преподавателя <text:s/></text:p>
      <text:p text:style-name="Standard">## **Занятие 1: Введение в ИИ и его роль в современном управлении** <text:s/></text:p>
      <text:p text:style-name="Standard">**Продолжительность**: 2 академических часа (90–120 минут) <text:s/></text:p>
      <text:p text:style-name="Standard">**Целевая аудитория**: руководители, аналитики, специалисты по управлению, студенты MBA/магистратуры <text:s/></text:p>
      <text:p text:style-name="Standard">**Уровень**: начальный (без предварительных технических знаний)</text:p>
      <text:p text:style-name="Standard"/>
      <text:p text:style-name="Standard">---</text:p>
      <text:p text:style-name="Standard"/>
      <text:p text:style-name="Standard">## 🔷 **1. Вступление (5–7 минут)**</text:p>
      <text:p text:style-name="Standard"/>
      <text:p text:style-name="Standard">### 🎤 Что сказать:</text:p>
      <text:p text:style-name="Standard">&gt; «Добрый день! Сегодня мы начинаем курс, который поможет вам не просто услышать о модном слове “искусственный интеллект”, а **научиться использовать его как реальный инструмент управления**. <text:s/></text:p>
      <text:p text:style-name="Standard">&gt; <text:s/></text:p>
      <text:p text:style-name="Standard">&gt; Мы не будем писать код, не будем строить нейросети. Но мы **научимся думать на языке ИИ**, понимать, где он помогает, а где — вредит, и как внедрять его ответственно и эффективно. <text:s/></text:p>
      <text:p text:style-name="Standard">&gt; <text:s/></text:p>
      <text:p text:style-name="Standard">&gt; Это первое занятие — фундамент всего курса. Здесь мы определим, что такое ИИ на самом деле, развеем мифы и покажем, как он уже работает в управлении — от HR до логистики».</text:p>
      <text:p text:style-name="Standard"/>
      <text:p text:style-name="Standard">### 📌 Цель вступления:</text:p>
      <text:p text:style-name="Standard">- Снять тревожность (“я не технарь”)</text:p>
      <text:p text:style-name="Standard">- Задать практический тон (“это про вашу работу”)</text:p>
      <text:p text:style-name="Standard">- Обозначить, что курс — не про фантастику, а про реальные решения</text:p>
      <text:p text:style-name="Standard"/>
      <text:p text:style-name="Standard">---</text:p>
      <text:p text:style-name="Standard"/>
      <text:p text:style-name="Standard">## 🔷 **2. Разбор слайдов с подробным сценарием (60–70 минут)**</text:p>
      <text:p text:style-name="Standard"/>
      <text:p text:style-name="Standard">&gt; 💡 **Совет**: После каждого блока — задавайте вопрос аудитории. Даже простой: *«Кто из вас сталкивался с ИИ на работе?»*</text:p>
      <text:p text:style-name="Standard"/>
      <text:p text:style-name="Standard">---</text:p>
      <text:p text:style-name="Standard"/>
      <text:p text:style-name="Standard">### **Слайд 1–2: Титульный + Цели**</text:p>
      <text:p text:style-name="Standard">- Кратко представьтесь.</text:p>
      <text:p text:style-name="Standard">- Прочитайте цели вслух: <text:s/></text:p>
      <text:p text:style-name="Standard"><text:s text:c="2"/>&gt; «К концу занятия вы сможете **объяснить коллеге**, чем ИИ отличается от автоматизации, **привести 2–3 примера** его применения в управлении и **сформулировать этические риски**».</text:p>
      <text:p text:style-name="Standard"/>
      <text:p text:style-name="Standard">---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### **Слайд 3: Что такое ИИ?**</text:p>
      <text:p text:style-name="Standard">- **Ключевая фраза**: <text:s/></text:p>
      <text:p text:style-name="Standard"><text:s text:c="2"/>&gt; «ИИ — это не робот-человек. Это **система, которая учится на данных и принимает решения без явной программы**». <text:s/></text:p>
      <text:p text:style-name="Standard">- **Аналогия**: <text:s/></text:p>
      <text:p text:style-name="Standard"><text:s text:c="2"/>&gt; «Представьте, что вы учите ребёнка завязывать шнурки. Вы не пишете ему алгоритм “сначала левую петлю, потом правую”. Вы показываете много раз — и он **обобщает опыт**. Так учится ИИ».</text:p>
      <text:p text:style-name="Standard">- **Подчеркните**: <text:s/></text:p>
      <text:p text:style-name="Standard"><text:s text:c="2"/>&gt; «ИИ **не понимает**, он **распознаёт паттерны**. Он не знает, что такое “справедливость” — он знает, что в данных чаще одобряли кредиты мужчинам».</text:p>
      <text:p text:style-name="Standard"/>
      <text:p text:style-name="Standard">---</text:p>
      <text:p text:style-name="Standard"/>
      <text:p text:style-name="Standard">### **Слайд 4: Краткая история ИИ**</text:p>
      <text:p text:style-name="Standard">- Покажите **эволюцию**: <text:s/></text:p>
      <text:p text:style-name="Standard"><text:s text:c="2"/>- 1950 — идея (Тьюринг: “Может ли машина мыслить?”) <text:s/></text:p>
      <text:p text:style-name="Standard"><text:s text:c="2"/>- 1980–90 — экспертные системы (если X, то Y) <text:s/></text:p>
      <text:p text:style-name="Standard"><text:s text:c="2"/>- 2010 — Big Data + вычислительная мощность → ML <text:s/></text:p>
      <text:p text:style-name="Standard"><text:s text:c="2"/>- 2020 — GenAI (ChatGPT и др.)</text:p>
      <text:p text:style-name="Standard">- **Вывод**: <text:s/></text:p>
      <text:p text:style-name="Standard"><text:s text:c="2"/>&gt; «ИИ развивался от **жёстких правил** к **гибкому обучению**. Сегодня он может генерировать, а не только классифицировать».</text:p>
      <text:p text:style-name="Standard"/>
      <text:p text:style-name="Standard">---</text:p>
      <text:p text:style-name="Standard"/>
      <text:p text:style-name="Standard">### **Слайд 5: Основные направления ИИ**</text:p>
      <text:p text:style-name="Standard">- Объясните термины **простым языком**:</text:p>
      <text:p text:style-name="Standard"><text:s text:c="2"/>- **ML (машинное обучение)** — система учится на примерах (например, распознаёт спам).</text:p>
      <text:p text:style-name="Standard"><text:s text:c="2"/>- **NLP** — понимание и генерация текста (чат-боты, анализ отзывов).</text:p>
      <text:p text:style-name="Standard"><text:s text:c="2"/>- **CV (computer vision)** — “зрение” (распознавание лиц, дефектов на производстве).</text:p>
      <text:p text:style-name="Standard"><text:s text:c="2"/>- **GenAI** — создаёт новое (текст, изображения, код).</text:p>
      <text:p text:style-name="Standard">- **Спросите**: <text:s/></text:p>
      <text:p text:style-name="Standard"><text:s text:c="2"/>&gt; «Какие из этих технологий вы уже используете — даже не осознавая?» (Ответы: Gmail, Google Translate, рекомендации Netflix)</text:p>
      <text:p text:style-name="Standard"/>
      <text:p text:style-name="Standard">---</text:p>
      <text:p text:style-name="Standard"/>
      <text:p text:style-name="Standard">### **Слайд 6: Автоматизация vs Интеллектуализация**</text:p>
      <text:p text:style-name="Standard">- **Автоматизация**: <text:s/></text:p>
      <text:p text:style-name="Standard"><text:s text:c="2"/>&gt; «Excel-макрос, который каждый понедельник отправляет отчёт. Он делает **то же самое** — всегда».</text:p>
      <text:p text:style-name="Standard">- **Интеллектуализация**: <text:s/></text:p>
      <text:p text:style-name="Standard"><text:s text:c="2"/>&gt; «Система, которая **сама замечает**, что в отчёте резко выросли расходы, и предлагает проверить конкретный отдел».</text:p>
      <text:p text:style-name="Standard">- **Ключевая мысль**: <text:s/></text:p>
      <text:p text:style-name="Standard"><text:s text:c="2"/>&gt; «Автоматизация экономит время. Интеллектуализация **экономит внимание и улучшает качество решений**».</text:p>
      <text:p text:style-name="Standard"/>
      <text:p text:style-name="Standard">---</text:p>
      <text:p text:style-name="Standard"/>
      <text:p text:style-name="Standard">### **Слайд 7–8: Роль ИИ в управлении + Примеры**</text:p>
      <text:p text:style-name="Standard">- Подчеркните: **ИИ — не замена менеджера, а его “усилитель”**.</text:p>
      <text:p text:style-name="Standard">- Примеры (можно адаптировать под аудиторию):</text:p>
      <text:p text:style-name="Standard"><text:s text:c="2"/>- **Retail**: прогноз спроса → меньше перерасхода и потерь</text:p>
      <text:p text:style-name="Standard"><text:s text:c="2"/>- **Финансы**: скоринг → быстрее, объективнее</text:p>
      <text:p text:style-name="Standard"><text:s text:c="2"/>- **HR**: прогноз ухода → удержание ключевых сотрудников</text:p>
      <text:p text:style-name="Standard"><text:soft-page-break/><text:s text:c="2"/>- **Логистика**: оптимизация маршрутов → экономия топлива</text:p>
      <text:p text:style-name="Standard">- **Покажите демо** (если есть интернет): <text:s/></text:p>
      <text:p text:style-name="Standard"><text:s text:c="2"/>- ChatGPT: *“Напиши SWOT-анализ для EdTech-стартапа в Азербайджане”* <text:s/></text:p>
      <text:p text:style-name="Standard"><text:s text:c="2"/>- Power BI: дашборд с прогнозной линией</text:p>
      <text:p text:style-name="Standard"/>
      <text:p text:style-name="Standard">---</text:p>
      <text:p text:style-name="Standard"/>
      <text:p text:style-name="Standard">### **Слайд 9–10: Ограничения и этика**</text:p>
      <text:p text:style-name="Standard">- **Развейте мифы**:</text:p>
      <text:p text:style-name="Standard"><text:s text:c="2"/>- ❌ «ИИ = сознание» → ✅ «ИИ = статистика на стероидах»</text:p>
      <text:p text:style-name="Standard"><text:s text:c="2"/>- ❌ «ИИ объективен» → ✅ «ИИ повторяет предвзятости данных»</text:p>
      <text:p text:style-name="Standard">- **Этические риски**:</text:p>
      <text:p text:style-name="Standard"><text:s text:c="2"/>- Решения “в чёрном ящике” — нельзя объяснить, почему ИИ отказал в кредите</text:p>
      <text:p text:style-name="Standard"><text:s text:c="2"/>- Ответственность: если ИИ ошибся — кто платит? (Организация!)</text:p>
      <text:p text:style-name="Standard">- **Цитата для обсуждения**: <text:s/></text:p>
      <text:p text:style-name="Standard"><text:s text:c="2"/>&gt; «Технология не бывает ни хорошей, ни плохой — она бывает **ответственно или безответственно использованной**».</text:p>
      <text:p text:style-name="Standard"/>
      <text:p text:style-name="Standard">---</text:p>
      <text:p text:style-name="Standard"/>
      <text:p text:style-name="Standard">### **Слайд 11: Домашнее задание**</text:p>
      <text:p text:style-name="Standard">- Чётко сформулируйте:</text:p>
      <text:p text:style-name="Standard"><text:s text:c="2"/>&gt; «1. Найдите **реальный пример** ИИ в вашей отрасли (можно из СМИ). <text:s/></text:p>
      <text:p text:style-name="Standard"><text:s text:c="2"/>&gt; 2. Напишите 300 слов на тему: *Какие управленческие функции **никогда** нельзя передать ИИ? Почему?* <text:s/></text:p>
      <text:p text:style-name="Standard"><text:s text:c="2"/>&gt; Подумайте о таких вещах, как **эмпатия, моральный выбор, стратегическое видение**».</text:p>
      <text:p text:style-name="Standard"/>
      <text:p text:style-name="Standard">---</text:p>
      <text:p text:style-name="Standard"/>
      <text:p text:style-name="Standard">## 🔷 **3. Групповое обсуждение / кейс (15 минут)**</text:p>
      <text:p text:style-name="Standard"/>
      <text:p text:style-name="Standard">### 🧩 Задание:</text:p>
      <text:p text:style-name="Standard">&gt; «Разделитесь на пары. Обсудите: <text:s/></text:p>
      <text:p text:style-name="Standard">&gt; **Можно ли доверить ИИ решение об увольнении сотрудника?** <text:s/></text:p>
      <text:p text:style-name="Standard">&gt; Какие данные он бы использовал? Какие риски возникнут?»</text:p>
      <text:p text:style-name="Standard"/>
      <text:p text:style-name="Standard">### 📌 Цель:</text:p>
      <text:p text:style-name="Standard">- Перевести теорию в практику</text:p>
      <text:p text:style-name="Standard">- Показать, что ИИ — не “волшебная палочка”, а инструмент с границами</text:p>
      <text:p text:style-name="Standard"/>
      <text:p text:style-name="Standard">---</text:p>
      <text:p text:style-name="Standard"/>
      <text:p text:style-name="Standard">## 🔷 **4. Ответы на типичные вопросы (5–10 минут)**</text:p>
      <text:p text:style-name="Standard"/>
      <text:p text:style-name="Standard">| Вопрос | Ответ |</text:p>
      <text:p text:style-name="Standard">|--------|-------|</text:p>
      <text:p text:style-name="Standard">| **«Может ли ИИ принимать решения лучше человека?»** | «В узких задачах с большим объёмом данных — да. Но он не умеет учитывать **мораль, долгосрочные последствия, эмоции команды**». |</text:p>
      <text:p text:style-name="Standard">| **«Нужно ли быть программистом?»** | «Нет. Современные инструменты (Power BI, ChatGPT, ClickUp AI) созданы для **менеджеров**. Главное — уметь **ставить задачу** и **интерпретировать результат**». |</text:p>
      <text:p text:style-name="Standard">| **«Не устареет ли наша профессия?»** | «Нет. Устареют **рутинные операции**. Но возрастёт ценность **стратегического мышления, этического суждения и лидерства** — того, что ИИ не может дать». |</text:p>
      <text:p text:style-name="Standard"/>
      <text:p text:style-name="Standard">---</text:p>
      <text:p text:style-name="Standard"/>
      <text:p text:style-name="Standard">## 🔷 **5. Завершение и переход к тесту (5 минут)**</text:p>
      <text:p text:style-name="Standard"><text:soft-page-break/></text:p>
      <text:p text:style-name="Standard">&gt; «Сегодня мы заложили основу. В следующих занятиях мы углубимся в типы ИИ, прогнозную аналитику, цифровые двойники и многое другое. <text:s/></text:p>
      <text:p text:style-name="Standard">&gt; <text:s/></text:p>
      <text:p text:style-name="Standard">&gt; А сейчас — короткий тест (5 минут), чтобы закрепить ключевые идеи. Не переживайте — это не экзамен, а **инструмент обратной связи** для нас обоих».</text:p>
      <text:p text:style-name="Standard"/>
      <text:p text:style-name="Standard">---</text:p>
      <text:p text:style-name="Standard"/>
      <text:p text:style-name="Standard">## 🔷 **6. Тест и домашнее задание**</text:p>
      <text:p text:style-name="Standard"/>
      <text:p text:style-name="Standard">- Раздайте тест (можно в бумажном виде или через Google Forms).</text:p>
      <text:p text:style-name="Standard">- Напомните дедлайн ДЗ.</text:p>
      <text:p text:style-name="Standard">- Укажите, что на следующем занятии лучшие примеры из ДЗ будут обсуждаться.</text:p>
      <text:p text:style-name="Standard"/>
      <text:p text:style-name="Standard">---</text:p>
      <text:p text:style-name="Standard"/>
      <text:p text:style-name="Standard">## 📎 Приложения (для преподавателя)</text:p>
      <text:p text:style-name="Standard"/>
      <text:p text:style-name="Standard">### 📌 Материалы:</text:p>
      <text:p text:style-name="Standard">- Проектор + доступ в интернет (для демонстрации ChatGPT / Power BI)</text:p>
      <text:p text:style-name="Standard">- Распечатанные тесты (или QR-код на форму)</text:p>
      <text:p text:style-name="Standard">- Белая доска / Miro для фиксации идей во время обсуждения</text:p>
      <text:p text:style-name="Standard"/>
      <text:p text:style-name="Standard">### ⏱️ Тайминг:</text:p>
      <text:p text:style-name="Standard">| Этап | Время |</text:p>
      <text:p text:style-name="Standard">|------|-------|</text:p>
      <text:p text:style-name="Standard">| Вступление | 7 мин |</text:p>
      <text:p text:style-name="Standard">| Презентация | 65 мин |</text:p>
      <text:p text:style-name="Standard">| Групповое обсуждение | 15 мин |</text:p>
      <text:p text:style-name="Standard">| Ответы на вопросы | 8 мин |</text:p>
      <text:p text:style-name="Standard">| Тест + завершение | 5 мин |</text:p>
      <text:p text:style-name="Standard">| **Итого** | **100 мин** |</text:p>
      <text:p text:style-name="Standard"/>
      <text:p text:style-name="Standard">---</text:p>
      <text:p text:style-name="Standard"/>
      <text:p text:style-name="Standard">## 💬 Заключение</text:p>
      <text:p text:style-name="Standard"/>
      <text:p text:style-name="Standard">Это занятие — **мост между страхом и возможностью**. Ваша задача как преподавателя — не “научить ИИ”, а **дать уверенность**, что ИИ — это инструмент, который можно и нужно осваивать **осознанно, критически и практически**.</text:p>
      <text:p text:style-name="Standard"/>
      <text:p text:style-name="Standard">Удачи в проведении! Если нужно — могу подготовить аналогичные методички для всех 15 занятий.</text:p>
      <text:p text:style-name="Standard"/>
      <text:p text:style-name="Standard"/>
      <text:p text:style-name="Standard">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AZ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602in" fo:margin-bottom="0.1772in" fo:margin-left="0.1772in" fo:margin-right="0.26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17:26:50.258501125</meta:creation-date>
    <dc:date>2026-02-14T22:32:53.905370132</dc:date>
    <meta:editing-duration>PT4H55M51S</meta:editing-duration>
    <meta:editing-cycles>1</meta:editing-cycles>
    <meta:generator>LibreOffice/24.8.7.2$Linux_X86_64 LibreOffice_project/480$Build-2</meta:generator>
    <meta:document-statistic meta:table-count="0" meta:image-count="0" meta:object-count="0" meta:page-count="5" meta:paragraph-count="136" meta:word-count="1133" meta:character-count="7594" meta:non-whitespace-character-count="6452"/>
  </office:meta>
</office:document-meta>
</file>